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text-properties fo:font-variant="normal" fo:text-transform="none" fo:color="#000000" style:font-name="Calibri" fo:font-size="12pt" fo:letter-spacing="normal" fo:font-style="italic" fo:font-weight="normal"/>
    </style:style>
    <style:style style:name="P3" style:family="paragraph" style:parent-style-name="Text_20_body" style:list-style-name="L2">
      <style:paragraph-properties fo:margin-left="0cm" fo:margin-right="0cm" fo:margin-top="0cm" fo:margin-bottom="0cm" fo:orphans="2" fo:widows="2" fo:text-indent="0cm" style:auto-text-indent="false"/>
      <style:text-properties fo:font-variant="normal" fo:text-transform="none" fo:color="#000000" style:font-name="Calibri" fo:font-size="12pt" fo:letter-spacing="normal" fo:font-style="italic" fo:font-weight="normal"/>
    </style:style>
    <style:style style:name="P4" style:family="paragraph" style:parent-style-name="Text_20_body">
      <style:paragraph-properties fo:margin-left="0cm" fo:margin-right="0cm" fo:margin-top="0cm" fo:margin-bottom="0cm" fo:orphans="2" fo:widows="2" fo:text-indent="0cm" style:auto-text-indent="false"/>
      <style:text-properties fo:font-style="italic"/>
    </style:style>
    <style:style style:name="P5" style:family="paragraph" style:parent-style-name="Text_20_body" style:list-style-name="L2">
      <style:paragraph-properties fo:margin-top="0cm" fo:margin-bottom="0cm" fo:orphans="2" fo:widows="2"/>
      <style:text-properties fo:font-variant="normal" fo:text-transform="none" fo:color="#000000" style:font-name="Calibri" fo:font-size="12pt" fo:letter-spacing="normal" fo:font-style="italic" fo:font-weight="normal"/>
    </style:style>
    <style:style style:name="T1" style:family="text">
      <style:text-properties fo:font-weight="bold"/>
    </style:style>
    <style:style style:name="T2" style:family="text">
      <style:text-properties fo:color="#000000" style:font-name="Calibri" fo:font-size="12pt" fo:letter-spacing="normal" fo:font-style="italic"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pasado 17-3-2017 nos reunimos y analizamos la lista de softwares que en un principio vamos a necesitar para la realización de este trabajo. Paso a enumerar dichos softwares:</text:p>
      <text:p text:style-name="P4"/>
      <text:list xml:id="list1611699080325662292" text:style-name="L2">
        <text:list-item>
          <text:p text:style-name="P3"><text:span text:style-name="T1">Python 3</text:span>: Es el software que vamos a usar para programar la aplicación. Utilizaremos la ultima versión (Python 3.6), aunque también podíamos haber trabajado con la versión Python 2.7 con la que estoy mas familiarizado de las clases. Sin embargo la empresa dejo de darle soporte y mejorarla hace un par de años por lo que trabajaremos con la versión mas nueva.</text:p>
        </text:list-item>
        <text:list-item>
          <text:p text:style-name="P5"><text:span text:style-name="T1">Conda</text:span>: Lo utilizaremos para descargar el resto de paquetes. Su función es instalar y actualizar paquetes y sus dependencias de forma eficaz y eficiente.</text:p>
        </text:list-item>
        <text:list-item>
          <text:p text:style-name="P5"><text:span text:style-name="T1">Kivy</text:span>: Programa que utilizaremos para crear la interfaz gráfica de la app. Hay otros programas que podrían desempeñar este papel, pero kivy es bastante sencillo a la hora de programar, y los resultados son realmente buenos.</text:p>
        </text:list-item>
        <text:list-item>
          <text:p text:style-name="P5"><text:span text:style-name="T1">Numpy </text:span>: Librería que necesitaremos para realizar los cálculos, como por ejemplo el de la varianza, u otros.</text:p>
        </text:list-item>
        <text:list-item>
          <text:p text:style-name="P5"><text:span text:style-name="T1">Pillow</text:span>: Librería que usaremos para tratar las imágenes. Añade soporte para abrir, manipular, y guardar diferentes formatos de imagen.</text:p>
        </text:list-item>
        <text:list-item>
          <text:p text:style-name="P5"><text:span text:style-name="T1">Buildozer / python-for-android</text:span> : Uno de estos dos programas (aun por determinar), es el que vamos a usar para generar los paquetes para Android, y así conseguir que nuestra app funcione para dispositivos moviles.</text:p>
        </text:list-item>
      </text:list>
      <text:p text:style-name="Text_20_body"><text:line-break/></text:p>
      <text:p text:style-name="Standard"/>
      <text:p text:style-name="Standard"><text:span text:style-name="T2">Una vez analizados todos estos softwares, quedamos en que para la próxima reunión estarían todos instalados. Ademas también propusimos hacer un pequeño programa en kivy para ir viendo sus diferentes opciones a la hora de crear la interfaz del sistema.</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03-22T12:28:19.82</meta:creation-date>
    <dc:date>2017-03-22T12:57:04.26</dc:date>
    <dc:creator>o </dc:creator>
    <meta:editing-duration>PT13M31S</meta:editing-duration>
    <meta:editing-cycles>2</meta:editing-cycles>
    <meta:generator>OpenOffice/4.1.3$Win32 OpenOffice.org_project/413m1$Build-9783</meta:generator>
    <meta:document-statistic meta:table-count="0" meta:image-count="0" meta:object-count="0" meta:page-count="1" meta:paragraph-count="9" meta:word-count="268" meta:character-count="1620"/>
  </office:meta>
</office:document-meta>
</file>